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2.54cm" svg:height="1.27cm" svg:x="4.81cm" svg:y="2.905cm">
          <text:p text:style-name="P1">Boo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5" draw:layer="layout" svg:width="3.81cm" svg:height="1.27cm" svg:x="2.905cm" svg:y="7.985cm">
          <text:p text:style-name="P1">Librar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2" draw:layer="layout" svg:width="2.54cm" svg:height="1.27cm" svg:x="9.89cm" svg:y="2.905cm">
          <text:p text:style-name="P1">Copy</text:p>
          <text:p text:style-name="P1">#instanc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3" draw:layer="layout" svg:width="3.81cm" svg:height="1.27cm" svg:x="13.065cm" svg:y="9.89cm">
          <text:p text:style-name="P1">Us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4" draw:layer="layout" svg:width="3.81cm" svg:height="1.27cm" svg:x="13.065cm" svg:y="6.715cm">
          <text:p text:style-name="P1">Borrowin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7.35cm" svg:y1="3.539cm" svg:x2="9.89cm" svg:y2="3.539cm" draw:start-shape="id1" draw:start-glue-point="7" draw:end-shape="id2" draw:end-glue-point="5" svg:d="m7350 3539h2540">
          <text:p/>
        </draw:connector>
        <draw:frame draw:style-name="gr3" draw:layer="layout" svg:width="0.739cm" svg:height="0.721cm" svg:x="7.35cm" svg:y="2.905cm">
          <draw:text-box>
            <text:p>1</text:p>
          </draw:text-box>
        </draw:frame>
        <draw:frame draw:style-name="gr3" draw:layer="layout" svg:width="0.667cm" svg:height="0.721cm" svg:x="9.255cm" svg:y="2.905cm">
          <draw:text-box>
            <text:p>*</text:p>
          </draw:text-box>
        </draw:frame>
        <draw:connector draw:style-name="gr2" draw:text-style-name="P1" draw:layer="layout" svg:x1="14.969cm" svg:y1="9.89cm" svg:x2="14.969cm" svg:y2="7.985cm" draw:start-shape="id3" draw:start-glue-point="4" draw:end-shape="id4" draw:end-glue-point="6" svg:d="m14969 9890v-1905">
          <text:p/>
        </draw:connector>
        <draw:frame draw:style-name="gr3" draw:layer="layout" svg:width="0.739cm" svg:height="0.721cm" svg:x="14.97cm" svg:y="9.169cm">
          <draw:text-box>
            <text:p>1</text:p>
          </draw:text-box>
        </draw:frame>
        <draw:frame draw:style-name="gr3" draw:layer="layout" svg:width="0.667cm" svg:height="0.721cm" svg:x="14.97cm" svg:y="7.985cm">
          <draw:text-box>
            <text:p>*</text:p>
          </draw:text-box>
        </draw:frame>
        <draw:connector draw:style-name="gr2" draw:text-style-name="P1" draw:layer="layout" svg:x1="14.969cm" svg:y1="6.715cm" svg:x2="11.159cm" svg:y2="4.175cm" draw:start-shape="id4" draw:start-glue-point="4" draw:end-shape="id2" draw:end-glue-point="6" svg:d="m14969 6715v-1269h-3810v-1271">
          <text:p/>
        </draw:connector>
        <draw:frame draw:style-name="gr3" draw:layer="layout" svg:width="0.739cm" svg:height="0.721cm" svg:x="11.16cm" svg:y="4.175cm">
          <draw:text-box>
            <text:p>1</text:p>
          </draw:text-box>
        </draw:frame>
        <draw:frame draw:style-name="gr3" draw:layer="layout" svg:width="0.739cm" svg:height="0.721cm" svg:x="14.97cm" svg:y="6.08cm">
          <draw:text-box>
            <text:p>1</text:p>
          </draw:text-box>
        </draw:frame>
        <draw:connector draw:style-name="gr2" draw:text-style-name="P1" draw:layer="layout" svg:x1="6.715cm" svg:y1="8.619cm" svg:x2="13.065cm" svg:y2="7.349cm" draw:start-shape="id5" draw:start-glue-point="7" draw:end-shape="id4" draw:end-glue-point="5" svg:d="m6715 8619h3176v-1270h3174">
          <text:p/>
        </draw:connector>
        <draw:frame draw:style-name="gr3" draw:layer="layout" svg:width="0.739cm" svg:height="0.721cm" svg:x="6.715cm" svg:y="7.985cm">
          <draw:text-box>
            <text:p>1</text:p>
          </draw:text-box>
        </draw:frame>
        <draw:frame draw:style-name="gr3" draw:layer="layout" svg:width="0.667cm" svg:height="0.721cm" svg:x="12.43cm" svg:y="6.715cm">
          <draw:text-box>
            <text:p>*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obias Södergren</meta:initial-creator>
    <meta:creation-date>2010-02-04T22:25:37</meta:creation-date>
    <dc:date>2010-02-04T22:36:36</dc:date>
    <dc:creator>Tobias Södergren</dc:creator>
    <meta:editing-duration>PT00H11M01S</meta:editing-duration>
    <meta:editing-cycles>1</meta:editing-cycles>
    <meta:document-statistic meta:object-count="17"/>
    <meta:generator>OpenOffice.org/3.1$Unix OpenOffice.org_project/310m19$Build-9420</meta:generator>
  </office:meta>
</office:document-meta>
</file>